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8d4" officeooo:paragraph-rsid="000648d4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6f619" officeooo:paragraph-rsid="0006f619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54b56" officeooo:paragraph-rsid="000f249e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54b56" officeooo:paragraph-rsid="00054b5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54b56" officeooo:paragraph-rsid="000f249e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0f249e"/>
    </style:style>
    <style:style style:name="P8" style:family="paragraph" style:parent-style-name="Standard">
      <style:text-properties officeooo:paragraph-rsid="00200c65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f249e"/>
    </style:style>
    <style:style style:name="P10" style:family="paragraph" style:parent-style-name="Standard">
      <style:paragraph-properties fo:text-align="start" style:justify-single-word="false"/>
      <style:text-properties officeooo:paragraph-rsid="000f249e"/>
    </style:style>
    <style:style style:name="P11" style:family="paragraph" style:parent-style-name="Standard">
      <style:text-properties fo:font-size="13pt" officeooo:paragraph-rsid="0006f619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officeooo:paragraph-rsid="00200c65" style:font-size-asian="12pt" style:font-size-complex="12pt"/>
    </style:style>
    <style:style style:name="P14" style:family="paragraph" style:parent-style-name="Standard">
      <style:text-properties fo:font-size="12pt" officeooo:rsid="000648d4" officeooo:paragraph-rsid="000648d4" style:font-size-asian="12pt" style:font-size-complex="12pt"/>
    </style:style>
    <style:style style:name="P15" style:family="paragraph" style:parent-style-name="Standard">
      <style:text-properties fo:font-size="12pt" officeooo:rsid="0006f619" officeooo:paragraph-rsid="0006f619" style:font-size-asian="12pt" style:font-size-complex="12pt"/>
    </style:style>
    <style:style style:name="T1" style:family="text">
      <style:text-properties officeooo:rsid="0006f619"/>
    </style:style>
    <style:style style:name="T2" style:family="text">
      <style:text-properties officeooo:rsid="00054b56"/>
    </style:style>
    <style:style style:name="T3" style:family="text">
      <style:text-properties officeooo:rsid="000f249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648d4" style:font-weight-asian="bold" style:font-weight-complex="bold"/>
    </style:style>
    <style:style style:name="T6" style:family="text">
      <style:text-properties officeooo:rsid="0014e0be"/>
    </style:style>
    <style:style style:name="T7" style:family="text">
      <style:text-properties officeooo:rsid="00200c65"/>
    </style:style>
    <style:style style:name="T8" style:family="text">
      <style:text-properties fo:font-size="15pt" officeooo:rsid="00200c65" style:font-size-asian="13.1000003814697pt" style:font-size-complex="15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officeooo:rsid="00200c65" style:font-size-asian="13pt" style:font-size-complex="13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054b56" style:font-size-asian="12pt" style:font-size-complex="12pt"/>
    </style:style>
    <style:style style:name="T13" style:family="text">
      <style:text-properties fo:font-size="12pt" officeooo:rsid="0014e0be" style:font-size-asian="12pt" style:font-size-complex="12pt"/>
    </style:style>
    <style:style style:name="T14" style:family="text">
      <style:text-properties fo:font-size="14pt" fo:font-weight="bold" officeooo:rsid="000648d4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guru99.com/software-testing.html" text:style-name="Internet_20_link" text:visited-style-name="Visited_20_Internet_20_Link"><text:span text:style-name="Citation"/></text:a></text:p>
      <text:p text:style-name="Standard"><text:span text:style-name="Citation"/></text:p>
      <text:p text:style-name="Standard"><text:span text:style-name="Citation"><text:s text:c="46"/></text:span></text:p>
      <text:p text:style-name="P11"><text:s text:c="32"/><text:tab/> <text:s text:c="15"/><text:span text:style-name="T4"><text:s text:c="3"/></text:span><text:span text:style-name="T14">TESTING TEAM</text:span></text:p>
      <text:p text:style-name="P12"/>
      <text:p text:style-name="Standard"><text:s text:c="95"/></text:p>
      <text:p text:style-name="Standard"><text:s text:c="108"/><text:span text:style-name="T1">K.ESAIAMUTHU</text:span> <text:s text:c="5"/></text:p>
      <text:p text:style-name="Standard"><text:s text:c="109"/><text:span text:style-name="T3">DATE: </text:span><text:s/><text:span text:style-name="T1">24.02.17</text:span> </text:p>
      <text:p text:style-name="Standard"><text:s text:c="10"/></text:p>
      <text:p text:style-name="P8"><text:s text:c="29"/><text:span text:style-name="T11"><text:s text:c="24"/></text:span></text:p>
      <text:list xml:id="list1552355072349321159" text:style-name="L3">
        <text:list-item>
          <text:p text:style-name="P13"><text:s/><text:span text:style-name="T7">Test to the functionality</text:span></text:p>
        </text:list-item>
        <text:list-item>
          <text:p text:style-name="P13"><text:span text:style-name="T7"><text:s/>Rectity the error</text:span></text:p>
        </text:list-item>
        <text:list-item>
          <text:p text:style-name="P13"><text:span text:style-name="T7"><text:s/>Validate the functionality</text:span></text:p>
        </text:list-item>
        <text:list-item>
          <text:p text:style-name="P13"><text:span text:style-name="T7"><text:s/>Node js connect with mysql insert can be perfomed</text:span></text:p>
        </text:list-item>
      </text:list>
      <text:p text:style-name="P14"/>
      <text:p text:style-name="P14"/>
      <text:p text:style-name="P14"/>
      <text:p text:style-name="P15"><text:s text:c="4"/><text:span text:style-name="T4">WEBSITE:</text:span></text:p>
      <text:p text:style-name="P15"><text:span text:style-name="T4"/></text:p>
      <text:list xml:id="list2776381857821302540" text:style-name="L1">
        <text:list-header>
          <text:p text:style-name="P2"><text:span text:style-name="T11"><text:s text:c="24"/></text:span><text:a xlink:type="simple" xlink:href="https://www.tutorialspoint.com/software_testing/" text:style-name="Internet_20_link" text:visited-style-name="Visited_20_Internet_20_Link"><text:span text:style-name="T12">https://www.tutorialspoint.com</text:span></text:a></text:p>
          <text:p text:style-name="P4"><text:span text:style-name="Citation"><text:span text:style-name="T11"><text:s text:c="24"/></text:span></text:span><text:a xlink:type="simple" xlink:href="https://en.wikipedia.org/wiki/Software_testing" text:style-name="Internet_20_link" text:visited-style-name="Visited_20_Internet_20_Link"><text:span text:style-name="Citation"><text:span text:style-name="T11">https://en.wikipedia.org/wiki/</text:span></text:span></text:a></text:p>
          <text:p text:style-name="P5"><text:span text:style-name="Citation"><text:span text:style-name="T11"><text:s text:c="24"/></text:span></text:span><text:a xlink:type="simple" xlink:href="http://www.guru99.com/software-testing.html" text:style-name="Internet_20_link" text:visited-style-name="Visited_20_Internet_20_Link"><text:span text:style-name="Citation"><text:span text:style-name="T11">www.guru99.com</text:span></text:span></text:a></text:p>
          <text:p text:style-name="P9"><text:span text:style-name="Citation"><text:span text:style-name="T11"><text:s text:c="24"/></text:span></text:span><text:a xlink:type="simple" xlink:href="http://www.testingexperience.com/" text:style-name="Internet_20_link" text:visited-style-name="Visited_20_Internet_20_Link"><text:span text:style-name="Citation"><text:span text:style-name="T11">www.testingexperience.com/</text:span></text:span></text:a></text:p>
        </text:list-header>
      </text:list>
      <text:p text:style-name="P10"><text:span text:style-name="Citation"><text:span text:style-name="T11"><text:s text:c="36"/></text:span></text:span><text:a xlink:type="simple" xlink:href="http://www.softwaretestingfundamentals.com/" text:style-name="Internet_20_link" text:visited-style-name="Visited_20_Internet_20_Link"><text:span text:style-name="Citation"><text:span text:style-name="T13">www.</text:span></text:span></text:a><text:a xlink:type="simple" xlink:href="http://www.softwaretestingfundamentals.com/" text:style-name="Internet_20_link" text:visited-style-name="Visited_20_Internet_20_Link"><text:span text:style-name="Citation"><text:span text:style-name="T11">softwaretestingfundamentals.com</text:span></text:span></text:a></text:p>
      <text:p text:style-name="P10"><text:span text:style-name="Citation"><text:span text:style-name="T11"/></text:span></text:p>
      <text:p text:style-name="P7"><text:span text:style-name="Citation"><text:span text:style-name="T11"/></text:span></text:p>
      <text:p text:style-name="P7"><text:span text:style-name="Citation"><text:span text:style-name="T11"/></text:span></text:p>
      <text:list xml:id="list165356698167815" text:continue-numbering="true" text:style-name="L1">
        <text:list-header>
          <text:p text:style-name="P3"><text:span text:style-name="Citation"><text:s text:c="18"/></text:span></text:p>
          <text:p text:style-name="P6"><text:span text:style-name="Citation"/></text:p>
        </text:list-header>
      </text:list>
      <text:p text:style-name="P1"><text:s text:c="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6:24:04.349793975</meta:creation-date>
    <dc:date>2017-02-24T16:53:52.712735784</dc:date>
    <meta:editing-duration>PT28M41S</meta:editing-duration>
    <meta:editing-cycles>5</meta:editing-cycles>
    <meta:generator>LibreOffice/5.2.2.2$Linux_x86 LibreOffice_project/20m0$Build-2</meta:generator>
    <meta:document-statistic meta:table-count="0" meta:image-count="0" meta:object-count="0" meta:page-count="1" meta:paragraph-count="20" meta:word-count="40" meta:character-count="961" meta:non-whitespace-character-count="291"/>
  </office:meta>
</office:document-meta>
</file>